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5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56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57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58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59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60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61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62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63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64" style:family="paragraph" style:parent-style-name="Standard">
      <style:text-properties fo:font-weight="bold" officeooo:rsid="00675fcf" officeooo:paragraph-rsid="00cad4d6" style:font-weight-asian="bold" style:font-weight-complex="bold"/>
    </style:style>
    <style:style style:name="P65" style:family="paragraph" style:parent-style-name="Standard">
      <style:text-properties fo:font-weight="bold" officeooo:rsid="00675fcf" officeooo:paragraph-rsid="00d064e5" style:font-weight-asian="bold" style:font-weight-complex="bold"/>
    </style:style>
    <style:style style:name="P66" style:family="paragraph" style:parent-style-name="Standard">
      <style:text-properties officeooo:rsid="003a3930" officeooo:paragraph-rsid="003a3930"/>
    </style:style>
    <style:style style:name="P67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68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69" style:family="paragraph" style:parent-style-name="Standard">
      <style:text-properties officeooo:rsid="0068b0ba" officeooo:paragraph-rsid="0068b0ba"/>
    </style:style>
    <style:style style:name="P70" style:family="paragraph" style:parent-style-name="Standard">
      <style:text-properties officeooo:rsid="0068b0ba" officeooo:paragraph-rsid="006ad8ac"/>
    </style:style>
    <style:style style:name="P71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rsid="00623b32" officeooo:paragraph-rsid="00cb36a6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rsid="00675fcf" officeooo:paragraph-rsid="00ccff1d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675fcf" officeooo:paragraph-rsid="00cb36a6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rsid="00675fcf" officeooo:paragraph-rsid="00ce9a51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rsid="00675fcf" officeooo:paragraph-rsid="00ceb70a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675fcf" officeooo:paragraph-rsid="00d064e5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rsid="00675fcf" officeooo:paragraph-rsid="00d0a928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rsid="00675fcf" officeooo:paragraph-rsid="00d224a3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rsid="00675fcf" officeooo:paragraph-rsid="00d5e8fb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rsid="00675fcf" officeooo:paragraph-rsid="00d6ddfd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4pt" fo:font-weight="bold" officeooo:rsid="00675fcf" officeooo:paragraph-rsid="00d79ddd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officeooo:rsid="00675fcf" officeooo:paragraph-rsid="00da14cd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rsid="00675fcf" officeooo:paragraph-rsid="00da5745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rsid="00675fcf" officeooo:paragraph-rsid="00dc8c79" style:font-size-asian="14pt" style:font-weight-asian="bold" style:font-size-complex="14pt" style:font-weight-complex="bold"/>
    </style:style>
    <style:style style:name="P90" style:family="paragraph" style:parent-style-name="Standard">
      <style:text-properties fo:font-size="14pt" fo:font-weight="bold" officeooo:rsid="00675fcf" officeooo:paragraph-rsid="00e21fc8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4pt" fo:font-weight="bold" officeooo:rsid="00675fcf" officeooo:paragraph-rsid="00e2605b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4pt" fo:font-weight="bold" officeooo:rsid="00675fcf" officeooo:paragraph-rsid="00e5bb36" style:font-size-asian="14pt" style:font-weight-asian="bold" style:font-size-complex="14pt" style:font-weight-complex="bold"/>
    </style:style>
    <style:style style:name="P93" style:family="paragraph" style:parent-style-name="Standard">
      <style:text-properties fo:font-size="14pt" fo:font-weight="bold" officeooo:rsid="00675fcf" officeooo:paragraph-rsid="00e9d96d" style:font-size-asian="14pt" style:font-weight-asian="bold" style:font-size-complex="14pt" style:font-weight-complex="bold"/>
    </style:style>
    <style:style style:name="P94" style:family="paragraph" style:parent-style-name="Standard">
      <style:text-properties fo:font-size="14pt" fo:font-weight="bold" officeooo:rsid="00675fcf" officeooo:paragraph-rsid="00eb3be6" style:font-size-asian="14pt" style:font-weight-asian="bold" style:font-size-complex="14pt" style:font-weight-complex="bold"/>
    </style:style>
    <style:style style:name="P95" style:family="paragraph" style:parent-style-name="Standard">
      <style:text-properties fo:font-size="14pt" fo:font-weight="bold" officeooo:rsid="00675fcf" officeooo:paragraph-rsid="00f1a757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fo:font-weight="bold" officeooo:rsid="00675fcf" officeooo:paragraph-rsid="00f4e17e" style:font-size-asian="14pt" style:font-weight-asian="bold" style:font-size-complex="14pt" style:font-weight-complex="bold"/>
    </style:style>
    <style:style style:name="P97" style:family="paragraph" style:parent-style-name="Standard">
      <style:text-properties fo:font-size="14pt" fo:font-weight="bold" officeooo:rsid="00675fcf" officeooo:paragraph-rsid="00f6d3a6" style:font-size-asian="14pt" style:font-weight-asian="bold" style:font-size-complex="14pt" style:font-weight-complex="bold"/>
    </style:style>
    <style:style style:name="P98" style:family="paragraph" style:parent-style-name="Standard">
      <style:text-properties fo:font-size="14pt" fo:font-weight="bold" officeooo:rsid="00675fcf" officeooo:paragraph-rsid="00f83425" style:font-size-asian="14pt" style:font-weight-asian="bold" style:font-size-complex="14pt" style:font-weight-complex="bold"/>
    </style:style>
    <style:style style:name="P99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100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101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102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103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104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105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106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107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108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109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110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111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112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113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114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115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116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117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118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119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120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121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122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123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124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125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126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127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128" style:family="paragraph" style:parent-style-name="Standard">
      <style:text-properties officeooo:paragraph-rsid="00c2c108"/>
    </style:style>
    <style:style style:name="P129" style:family="paragraph" style:parent-style-name="Standard">
      <style:text-properties officeooo:paragraph-rsid="00faa944"/>
    </style:style>
    <style:style style:name="P130" style:family="paragraph" style:parent-style-name="Standard">
      <style:text-properties officeooo:paragraph-rsid="00fb42d9"/>
    </style:style>
    <style:style style:name="P131" style:family="paragraph" style:parent-style-name="Standard">
      <style:text-properties officeooo:paragraph-rsid="00fe4b35"/>
    </style:style>
    <style:style style:name="P132" style:family="paragraph" style:parent-style-name="Standard">
      <style:text-properties officeooo:paragraph-rsid="00fedb13"/>
    </style:style>
    <style:style style:name="P133" style:family="paragraph" style:parent-style-name="Standard">
      <style:text-properties officeooo:paragraph-rsid="010277bb"/>
    </style:style>
    <style:style style:name="P134" style:family="paragraph" style:parent-style-name="Standard">
      <style:text-properties officeooo:paragraph-rsid="0103714d"/>
    </style:style>
    <style:style style:name="P135" style:family="paragraph" style:parent-style-name="Standard">
      <style:text-properties officeooo:paragraph-rsid="0103dcf1"/>
    </style:style>
    <style:style style:name="P136" style:family="paragraph" style:parent-style-name="Standard">
      <style:text-properties officeooo:paragraph-rsid="0104f805"/>
    </style:style>
    <style:style style:name="P137" style:family="paragraph" style:parent-style-name="Standard">
      <style:text-properties officeooo:paragraph-rsid="01055706"/>
    </style:style>
    <style:style style:name="P138" style:family="paragraph" style:parent-style-name="Standard">
      <style:text-properties officeooo:paragraph-rsid="01064a88"/>
    </style:style>
    <style:style style:name="P139" style:family="paragraph" style:parent-style-name="Standard">
      <style:text-properties officeooo:paragraph-rsid="0106cf76"/>
    </style:style>
    <style:style style:name="P140" style:family="paragraph" style:parent-style-name="Standard">
      <style:text-properties officeooo:paragraph-rsid="010ab6c7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7a804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9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fo:font-size="14pt" officeooo:rsid="0013e02f" style:font-size-asian="14pt" style:font-size-complex="14pt"/>
    </style:style>
    <style:style style:name="T92" style:family="text">
      <style:text-properties fo:font-size="14pt" officeooo:rsid="006ad8ac" style:font-size-asian="14pt" style:font-size-complex="14pt"/>
    </style:style>
    <style:style style:name="T93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fo:font-weight="normal" officeooo:rsid="00e21fc8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text-line-through-style="none" style:text-line-through-type="none" style:font-name="Liberation Serif" fo:font-size="14pt" fo:font-style="italic" fo:font-weight="normal" officeooo:rsid="00faa944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style:text-line-through-style="none" style:text-line-through-type="none" style:font-name="Liberation Serif" fo:font-size="14pt" fo:font-style="italic" fo:font-weight="normal" officeooo:rsid="00fb42d9" style:font-size-asian="14pt" style:font-style-asian="italic" style:font-weight-asian="normal" style:font-size-complex="14pt" style:font-style-complex="italic" style:font-weight-complex="normal"/>
    </style:style>
    <style:style style:name="T116" style:family="text">
      <style:text-properties style:text-line-through-style="none" style:text-line-through-type="none" style:font-name="Liberation Serif" fo:font-size="14pt" fo:font-style="italic" fo:font-weight="normal" officeooo:rsid="00fc74ad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style:text-line-through-style="none" style:text-line-through-type="none" style:font-name="Liberation Serif" fo:font-size="14pt" fo:font-style="italic" fo:font-weight="normal" officeooo:rsid="00fe4b35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style:text-line-through-style="none" style:text-line-through-type="none" style:font-name="Liberation Serif" fo:font-size="14pt" fo:font-style="italic" fo:font-weight="normal" officeooo:rsid="00fec93e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style:text-line-through-style="none" style:text-line-through-type="none" style:font-name="Liberation Serif" fo:font-size="14pt" fo:font-style="italic" fo:font-weight="normal" officeooo:rsid="00fedb13" style:font-size-asian="14pt" style:font-style-asian="italic" style:font-weight-asian="normal" style:font-size-complex="14pt" style:font-style-complex="italic" style:font-weight-complex="normal"/>
    </style:style>
    <style:style style:name="T120" style:family="text">
      <style:text-properties style:text-line-through-style="none" style:text-line-through-type="none" style:font-name="Liberation Serif" fo:font-size="14pt" fo:font-style="italic" fo:font-weight="normal" officeooo:rsid="010277bb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style:text-line-through-style="none" style:text-line-through-type="none" style:font-name="Liberation Serif" fo:font-size="14pt" fo:font-style="italic" fo:font-weight="normal" officeooo:rsid="0103714d" style:font-size-asian="14pt" style:font-style-asian="italic" style:font-weight-asian="normal" style:font-size-complex="14pt" style:font-style-complex="italic" style:font-weight-complex="normal"/>
    </style:style>
    <style:style style:name="T122" style:family="text">
      <style:text-properties style:text-line-through-style="none" style:text-line-through-type="none" style:font-name="Liberation Serif" fo:font-size="14pt" fo:font-style="italic" fo:font-weight="normal" officeooo:rsid="0103dcf1" style:font-size-asian="14pt" style:font-style-asian="italic" style:font-weight-asian="normal" style:font-size-complex="14pt" style:font-style-complex="italic" style:font-weight-complex="normal"/>
    </style:style>
    <style:style style:name="T123" style:family="text">
      <style:text-properties style:text-line-through-style="none" style:text-line-through-type="none" style:font-name="Liberation Serif" fo:font-size="14pt" fo:font-style="italic" fo:font-weight="normal" officeooo:rsid="0104f805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style:text-line-through-style="none" style:text-line-through-type="none" style:font-name="Liberation Serif" fo:font-size="14pt" fo:font-style="italic" fo:font-weight="normal" officeooo:rsid="01055706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style:text-line-through-style="none" style:text-line-through-type="none" style:font-name="Liberation Serif" fo:font-size="14pt" fo:font-style="italic" fo:font-weight="normal" officeooo:rsid="01064a88" style:font-size-asian="14pt" style:font-style-asian="italic" style:font-weight-asian="normal" style:font-size-complex="14pt" style:font-style-complex="italic" style:font-weight-complex="normal"/>
    </style:style>
    <style:style style:name="T126" style:family="text">
      <style:text-properties style:text-line-through-style="none" style:text-line-through-type="none" style:font-name="Liberation Serif" fo:font-size="14pt" fo:font-style="italic" fo:font-weight="normal" officeooo:rsid="0106cf76" style:font-size-asian="14pt" style:font-style-asian="italic" style:font-weight-asian="normal" style:font-size-complex="14pt" style:font-style-complex="italic" style:font-weight-complex="normal"/>
    </style:style>
    <style:style style:name="T127" style:family="text">
      <style:text-properties style:text-line-through-style="none" style:text-line-through-type="none" style:font-name="Liberation Serif" fo:font-size="14pt" fo:font-style="italic" fo:font-weight="normal" officeooo:rsid="0108bc35" style:font-size-asian="14pt" style:font-style-asian="italic" style:font-weight-asian="normal" style:font-size-complex="14pt" style:font-style-complex="italic" style:font-weight-complex="normal"/>
    </style:style>
    <style:style style:name="T128" style:family="text">
      <style:text-properties style:text-line-through-style="none" style:text-line-through-type="none" style:font-name="Liberation Serif" fo:font-size="14pt" fo:font-style="italic" fo:font-weight="normal" officeooo:rsid="010ab6c7" style:font-size-asian="14pt" style:font-style-asian="italic" style:font-weight-asian="normal" style:font-size-complex="14pt" style:font-style-complex="italic" style:font-weight-complex="normal"/>
    </style:style>
    <style:style style:name="T129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  <style:style style:name="T130" style:family="text">
      <style:text-properties style:text-line-through-style="none" style:text-line-through-type="none" style:font-name="Liberation Serif" fo:font-size="14pt" fo:font-style="italic" officeooo:rsid="00cad4d6" style:font-size-asian="14pt" style:font-style-asian="italic" style:font-size-complex="14pt" style:font-style-complex="italic"/>
    </style:style>
    <style:style style:name="T131" style:family="text">
      <style:text-properties style:text-line-through-style="none" style:text-line-through-type="none" style:font-name="Liberation Serif" fo:font-size="14pt" fo:font-style="italic" officeooo:rsid="00cb36a6" style:font-size-asian="14pt" style:font-style-asian="italic" style:font-size-complex="14pt" style:font-style-complex="italic"/>
    </style:style>
    <style:style style:name="T132" style:family="text">
      <style:text-properties style:text-line-through-style="none" style:text-line-through-type="none" style:font-name="Liberation Serif" fo:font-style="italic" fo:font-weight="normal" officeooo:rsid="00cb36a6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erif" fo:font-style="italic" fo:font-weight="normal" officeooo:rsid="00ce9a51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style:font-name="Liberation Serif" fo:font-style="italic" fo:font-weight="normal" officeooo:rsid="00ceb70a" style:font-style-asian="italic" style:font-weight-asian="normal" style:font-style-complex="italic" style:font-weight-complex="normal"/>
    </style:style>
    <style:style style:name="T135" style:family="text">
      <style:text-properties style:text-line-through-style="none" style:text-line-through-type="none" style:font-name="Liberation Serif" fo:font-style="italic" fo:font-weight="normal" officeooo:rsid="00d064e5" style:font-style-asian="italic" style:font-weight-asian="normal" style:font-style-complex="italic" style:font-weight-complex="normal"/>
    </style:style>
    <style:style style:name="T136" style:family="text">
      <style:text-properties style:text-line-through-style="none" style:text-line-through-type="none" style:font-name="Liberation Serif" fo:font-style="italic" fo:font-weight="normal" officeooo:rsid="00d224a3" style:font-style-asian="italic" style:font-weight-asian="norma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erif" fo:font-style="italic" fo:font-weight="normal" officeooo:rsid="00d3ec09" style:font-style-asian="italic" style:font-weight-asian="normal" style:font-style-complex="italic" style:font-weight-complex="normal"/>
    </style:style>
    <style:style style:name="T138" style:family="text">
      <style:text-properties style:text-line-through-style="none" style:text-line-through-type="none" style:font-name="Liberation Serif" fo:font-style="italic" fo:font-weight="normal" officeooo:rsid="00d5e8fb" style:font-style-asian="italic" style:font-weight-asian="normal" style:font-style-complex="italic" style:font-weight-complex="normal"/>
    </style:style>
    <style:style style:name="T139" style:family="text">
      <style:text-properties style:text-line-through-style="none" style:text-line-through-type="none" style:font-name="Liberation Serif" fo:font-style="italic" fo:font-weight="normal" officeooo:rsid="00d6ddfd" style:font-style-asian="italic" style:font-weight-asian="normal" style:font-style-complex="italic" style:font-weight-complex="normal"/>
    </style:style>
    <style:style style:name="T140" style:family="text">
      <style:text-properties style:text-line-through-style="none" style:text-line-through-type="none" style:font-name="Liberation Serif" fo:font-style="italic" fo:font-weight="normal" officeooo:rsid="00d79ddd" style:font-style-asian="italic" style:font-weight-asian="normal" style:font-style-complex="italic" style:font-weight-complex="normal"/>
    </style:style>
    <style:style style:name="T141" style:family="text">
      <style:text-properties style:text-line-through-style="none" style:text-line-through-type="none" style:font-name="Liberation Serif" fo:font-style="italic" fo:font-weight="normal" officeooo:rsid="00d98edd" style:font-style-asian="italic" style:font-weight-asian="norma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erif" fo:font-style="italic" fo:font-weight="normal" officeooo:rsid="00da14cd" style:font-style-asian="italic" style:font-weight-asian="normal" style:font-style-complex="italic" style:font-weight-complex="normal"/>
    </style:style>
    <style:style style:name="T143" style:family="text">
      <style:text-properties style:text-line-through-style="none" style:text-line-through-type="none" style:font-name="Liberation Serif" fo:font-style="italic" fo:font-weight="normal" officeooo:rsid="00da5745" style:font-style-asian="italic" style:font-weight-asian="normal" style:font-style-complex="italic" style:font-weight-complex="normal"/>
    </style:style>
    <style:style style:name="T144" style:family="text">
      <style:text-properties style:text-line-through-style="none" style:text-line-through-type="none" style:font-name="Liberation Serif" fo:font-style="italic" fo:font-weight="normal" officeooo:rsid="00dc14eb" style:font-style-asian="italic" style:font-weight-asian="normal" style:font-style-complex="italic" style:font-weight-complex="normal"/>
    </style:style>
    <style:style style:name="T145" style:family="text">
      <style:text-properties style:text-line-through-style="none" style:text-line-through-type="none" style:font-name="Liberation Serif" fo:font-style="italic" fo:font-weight="normal" officeooo:rsid="00dc8c79" style:font-style-asian="italic" style:font-weight-asian="normal" style:font-style-complex="italic" style:font-weight-complex="normal"/>
    </style:style>
    <style:style style:name="T146" style:family="text">
      <style:text-properties style:text-line-through-style="none" style:text-line-through-type="none" style:font-name="Liberation Serif" fo:font-style="italic" fo:font-weight="normal" officeooo:rsid="00dcde4d" style:font-style-asian="italic" style:font-weight-asian="normal" style:font-style-complex="italic" style:font-weight-complex="normal"/>
    </style:style>
    <style:style style:name="T147" style:family="text">
      <style:text-properties style:text-line-through-style="none" style:text-line-through-type="none" style:font-name="Liberation Serif" fo:font-style="italic" fo:font-weight="normal" officeooo:rsid="00de4b55" style:font-style-asian="italic" style:font-weight-asian="normal" style:font-style-complex="italic" style:font-weight-complex="normal"/>
    </style:style>
    <style:style style:name="T148" style:family="text">
      <style:text-properties style:text-line-through-style="none" style:text-line-through-type="none" style:font-name="Liberation Serif" fo:font-style="italic" fo:font-weight="normal" officeooo:rsid="00e032b0" style:font-style-asian="italic" style:font-weight-asian="normal" style:font-style-complex="italic" style:font-weight-complex="normal"/>
    </style:style>
    <style:style style:name="T149" style:family="text">
      <style:text-properties style:text-line-through-style="none" style:text-line-through-type="none" style:font-name="Liberation Serif" fo:font-style="italic" fo:font-weight="normal" officeooo:rsid="00e21fc8" style:font-style-asian="italic" style:font-weight-asian="normal" style:font-style-complex="italic" style:font-weight-complex="normal"/>
    </style:style>
    <style:style style:name="T150" style:family="text">
      <style:text-properties style:text-line-through-style="none" style:text-line-through-type="none" style:font-name="Liberation Serif" fo:font-style="italic" fo:font-weight="normal" officeooo:rsid="00e2605b" style:font-style-asian="italic" style:font-weight-asian="normal" style:font-style-complex="italic" style:font-weight-complex="normal"/>
    </style:style>
    <style:style style:name="T151" style:family="text">
      <style:text-properties style:text-line-through-style="none" style:text-line-through-type="none" style:font-name="Liberation Serif" fo:font-style="italic" fo:font-weight="normal" officeooo:rsid="00e451e8" style:font-style-asian="italic" style:font-weight-asian="normal" style:font-style-complex="italic" style:font-weight-complex="normal"/>
    </style:style>
    <style:style style:name="T152" style:family="text">
      <style:text-properties style:text-line-through-style="none" style:text-line-through-type="none" style:font-name="Liberation Serif" fo:font-style="italic" fo:font-weight="normal" officeooo:rsid="00e5bb36" style:font-style-asian="italic" style:font-weight-asian="normal" style:font-style-complex="italic" style:font-weight-complex="normal"/>
    </style:style>
    <style:style style:name="T153" style:family="text">
      <style:text-properties style:text-line-through-style="none" style:text-line-through-type="none" style:font-name="Liberation Serif" fo:font-style="italic" fo:font-weight="normal" officeooo:rsid="00e796b0" style:font-style-asian="italic" style:font-weight-asian="normal" style:font-style-complex="italic" style:font-weight-complex="normal"/>
    </style:style>
    <style:style style:name="T154" style:family="text">
      <style:text-properties style:text-line-through-style="none" style:text-line-through-type="none" style:font-name="Liberation Serif" fo:font-style="italic" fo:font-weight="normal" officeooo:rsid="00e8b3fb" style:font-style-asian="italic" style:font-weight-asian="normal" style:font-style-complex="italic" style:font-weight-complex="normal"/>
    </style:style>
    <style:style style:name="T155" style:family="text">
      <style:text-properties style:text-line-through-style="none" style:text-line-through-type="none" style:font-name="Liberation Serif" fo:font-style="italic" fo:font-weight="normal" officeooo:rsid="00e9d96d" style:font-style-asian="italic" style:font-weight-asian="normal" style:font-style-complex="italic" style:font-weight-complex="normal"/>
    </style:style>
    <style:style style:name="T156" style:family="text">
      <style:text-properties style:text-line-through-style="none" style:text-line-through-type="none" style:font-name="Liberation Serif" fo:font-style="italic" fo:font-weight="normal" officeooo:rsid="00eb3be6" style:font-style-asian="italic" style:font-weight-asian="normal" style:font-style-complex="italic" style:font-weight-complex="normal"/>
    </style:style>
    <style:style style:name="T157" style:family="text">
      <style:text-properties style:text-line-through-style="none" style:text-line-through-type="none" style:font-name="Liberation Serif" fo:font-style="italic" fo:font-weight="normal" officeooo:rsid="00f4e17e" style:font-style-asian="italic" style:font-weight-asian="normal" style:font-style-complex="italic" style:font-weight-complex="normal"/>
    </style:style>
    <style:style style:name="T158" style:family="text">
      <style:text-properties style:text-line-through-style="none" style:text-line-through-type="none" style:font-name="Liberation Serif" fo:font-style="italic" fo:font-weight="normal" officeooo:rsid="00f6d3a6" style:font-style-asian="italic" style:font-weight-asian="normal" style:font-style-complex="italic" style:font-weight-complex="normal"/>
    </style:style>
    <style:style style:name="T159" style:family="text">
      <style:text-properties style:text-line-through-style="none" style:text-line-through-type="none" style:font-name="Liberation Serif" fo:font-style="italic" fo:font-weight="normal" officeooo:rsid="00f83425" style:font-style-asian="italic" style:font-weight-asian="normal" style:font-style-complex="italic" style:font-weight-complex="normal"/>
    </style:style>
    <style:style style:name="T160" style:family="text">
      <style:text-properties style:text-line-through-style="none" style:text-line-through-type="none" style:font-name="Liberation Serif" fo:font-style="italic" fo:font-weight="normal" officeooo:rsid="00faa944" style:font-style-asian="italic" style:font-weight-asian="normal" style:font-style-complex="italic" style:font-weight-complex="normal"/>
    </style:style>
    <style:style style:name="T161" style:family="text">
      <style:text-properties style:text-line-through-style="none" style:text-line-through-type="none" style:font-name="Liberation Serif" fo:font-style="italic" officeooo:rsid="00cad4d6" style:font-style-asian="italic" style:font-style-complex="italic"/>
    </style:style>
    <style:style style:name="T162" style:family="text">
      <style:text-properties style:text-line-through-style="none" style:text-line-through-type="none" style:font-name="Liberation Serif" fo:font-style="italic" officeooo:rsid="00ccff1d" style:font-style-asian="italic" style:font-style-complex="italic"/>
    </style:style>
    <style:style style:name="T163" style:family="text">
      <style:text-properties style:text-line-through-style="none" style:text-line-through-type="none" style:font-name="Liberation Serif" fo:font-style="italic" officeooo:rsid="00d0a928" style:font-style-asian="italic" style:font-style-complex="italic"/>
    </style:style>
    <style:style style:name="T164" style:family="text">
      <style:text-properties style:text-line-through-style="none" style:text-line-through-type="none" style:font-name="Liberation Serif" fo:font-style="italic" officeooo:rsid="00e21fc8" style:font-style-asian="italic" style:font-style-complex="italic"/>
    </style:style>
    <style:style style:name="T165" style:family="text">
      <style:text-properties style:text-line-through-style="none" style:text-line-through-type="none" style:font-name="Liberation Serif" fo:font-style="italic" officeooo:rsid="00f1a757" style:font-style-asian="italic" style:font-style-complex="italic"/>
    </style:style>
    <style:style style:name="T166" style:family="text">
      <style:text-properties style:text-line-through-style="none" style:text-line-through-type="none" style:font-name="Liberation Serif" fo:font-style="italic" officeooo:rsid="00fb42d9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Jenkins Notes:</text:p>
      <text:p text:style-name="P1"/>
      <text:p text:style-name="P11"><text:span text:style-name="T20">Digital Ocean </text:span>Credentials:</text:p>
      <text:p text:style-name="P3"><text:span text:style-name="T90">username: </text:span><text:a xlink:type="simple" xlink:href="mailto:mohammed.shaik81@gmail.com" text:style-name="Internet_20_link" text:visited-style-name="Visited_20_Internet_20_Link"><text:span text:style-name="T90">mohammed.shaik81@gmail.com</text:span></text:a></text:p>
      <text:p text:style-name="P105">password: <text:span text:style-name="T1">Password: Aistle7868@</text:span></text:p>
      <text:p text:style-name="P106">url: digitalocean.com</text:p>
      <text:p text:style-name="P107">jenkins password: abe59ad4d88c4cc1aa1f5fa3b29e2103</text:p>
      <text:p text:style-name="P5"/>
      <text:p text:style-name="P10">Jenkins Current Credentials</text:p>
      <text:p text:style-name="P107">username: mohammed_aybits</text:p>
      <text:p text:style-name="P107">password: Aistle7868@</text:p>
      <text:p text:style-name="P107">url: http://134.122.28.225:8080/</text:p>
      <text:p text:style-name="P1"/>
      <text:p text:style-name="P1"><text:span text:style-name="T91">1. </text:span><text:span text:style-name="T90">ssh </text:span><text:a xlink:type="simple" xlink:href="mailto:root@134.122.28.225" text:style-name="Internet_20_link" text:visited-style-name="Visited_20_Internet_20_Link"><text:span text:style-name="T90">root@134.122.28.225</text:span></text:a><text:span text:style-name="T90"> <text:s/>//command to connect to digital ocean server</text:span></text:p>
      <text:p text:style-name="P108">2. systemctl status jenkins //command to check whether jenkis is installed.</text:p>
      <text:p text:style-name="P109">3. systemctl stop jenkins //<text:span text:style-name="T2">cmd to stop the jenkins server</text:span></text:p>
      <text:p text:style-name="P110">4. systemctl start jenkins</text:p>
      <text:p text:style-name="P111">5. systemctl restart jenkins</text:p>
      <text:p text:style-name="P112"><text:span text:style-name="T3">6</text:span>. ip addr show //command to show the ip of the jenkins</text:p>
      <text:p text:style-name="P6"/>
      <text:p text:style-name="P6"/>
      <text:p text:style-name="P99">Architectural Over View of Jenkins:</text:p>
      <text:p text:style-name="P113"/>
      <text:p text:style-name="P99">Master:</text:p>
      <text:p text:style-name="P113">1. Schedule Build Job.</text:p>
      <text:p text:style-name="P113">2. Dispatch Builds to the slave for Actual Job Execution.</text:p>
      <text:p text:style-name="P113">3. Monitoring the slave and recording the build results.</text:p>
      <text:p text:style-name="P7"/>
      <text:p text:style-name="P99">Slave:</text:p>
      <text:p text:style-name="P113">1. Execute Build Jobs dispatched by master.</text:p>
      <text:p text:style-name="P113"/>
      <text:p text:style-name="P114">Jenkins Job: It refer’s to <text:s/>runnable tasks thar are controlled and monitored by jenkins.</text:p>
      <text:p text:style-name="P114">Eg: Suppose for your deployment on aws, gcp etc u can setup a job for that.</text:p>
      <text:p text:style-name="P114">Eg: U want to build the project u can setup a job for that.</text:p>
      <text:p text:style-name="P115">Eg: U want to execute some kind of sequel on the server u can set up a job for that.</text:p>
      <text:p text:style-name="P115"/>
      <text:p text:style-name="P116"><text:span text:style-name="T11">Slave / Node: </text:span><text:span text:style-name="T4">Slaves are the computer / vm’s that are setup to build projects for a Master.</text:span></text:p>
      <text:p text:style-name="P116"><text:tab/>- <text:span text:style-name="T5">Jenkins run seperate program called ‘Slave Agents’ (Java Program) on slaves.</text:span></text:p>
      <text:p text:style-name="P116"><text:tab/>- <text:span text:style-name="T6">When Slaves are registered to a master, a master starts distributing load to the slaves.</text:span></text:p>
      <text:p text:style-name="P117"><text:tab/>- <text:span text:style-name="T7">Node is used to refer all machines that are part of Jenkins grid, slaves and master.</text:span></text:p>
      <text:p text:style-name="P117"/>
      <text:p text:style-name="P118"><text:span text:style-name="T11">Executor: </text:span><text:s/>It is a seperate Stream of Builds to be run on a Node in parallel.</text:p>
      <text:p text:style-name="P118"><text:soft-page-break/><text:tab/><text:span text:style-name="T8">Executor is like a thread it executes a single job on a slave. There can be multiple executors on a single node / slave.</text:span></text:p>
      <text:p text:style-name="P118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118"/>
      <text:p text:style-name="P119"><text:span text:style-name="T11">Plugins: </text:span><text:span text:style-name="T10">A plugin is like plugins on any other system, is a piece of software that extends the core functionality of the core Jenkins Server.</text:span></text:p>
      <text:p text:style-name="P66"/>
      <text:p text:style-name="P66"/>
      <text:p text:style-name="P66"/>
      <text:p text:style-name="P68">Continuous Integration with Jenkins</text:p>
      <text:p text:style-name="P67"/>
      <text:p text:style-name="P71">Jenkins Integration with GIT &amp; GITHUB</text:p>
      <text:p text:style-name="P126">- <text:span text:style-name="T12">Install GitHub plugin on Jenkins Server using Mangae Plugins</text:span></text:p>
      <text:p text:style-name="P126">- <text:span text:style-name="T14">git --version</text:span></text:p>
      <text:p text:style-name="P126"/>
      <text:p text:style-name="P72">Install Maven on Jenkins Host Machine</text:p>
      <text:p text:style-name="P72">- <text:span text:style-name="T13">sudo apt-get install maven</text:span></text:p>
      <text:p text:style-name="P126">- <text:span text:style-name="T14">mvn –version</text:span></text:p>
      <text:p text:style-name="P126"/>
      <text:p text:style-name="P73">Configure Jenkins to Work with Maven<text:span text:style-name="T16"> </text:span><text:span text:style-name="T17"><text:s/></text:span><text:span text:style-name="T18">&amp; GIT</text:span></text:p>
      <text:p text:style-name="P100"><text:span text:style-name="T16">J</text:span><text:span text:style-name="T15">ava Path</text:span></text:p>
      <text:p text:style-name="P102">- /usr/lib/jvm/java-8-openjdk-amd64</text:p>
      <text:p text:style-name="P100"><text:span text:style-name="T16">M</text:span><text:span text:style-name="T15">aven Path</text:span></text:p>
      <text:p text:style-name="P103">- /usr/share/maven/</text:p>
      <text:p text:style-name="P103"/>
      <text:p text:style-name="P104">Git</text:p>
      <text:p text:style-name="P104">- git //just git no path</text:p>
      <text:p text:style-name="P104"/>
      <text:p text:style-name="P101">Create Your First Maven Based Jenkins Job</text:p>
      <text:p text:style-name="P127">Maven Goals: <text:span text:style-name="T19">test, install, compile, package, deploy, test-compile etc</text:span></text:p>
      <text:p text:style-name="P127"/>
      <text:p text:style-name="P74">Source Code Polling In Jenkins</text:p>
      <text:p text:style-name="P120">Continuous Integration flow is not for manual work. </text:p>
      <text:p text:style-name="P120"/>
      <text:p text:style-name="P121">You have to select the Poll SCM</text:p>
      <text:p text:style-name="P121"/>
      <text:p text:style-name="P122">In Jenkins schedule is basicall<text:span text:style-name="T21">y</text:span> in CRON Basis.</text:p>
      <text:p text:style-name="P122"/>
      <text:p text:style-name="P76">Remote Build Trigger In Jenkins</text:p>
      <text:p text:style-name="P123">- Remote Build Trigger is helpful to execute the build externally.</text:p>
      <text:p text:style-name="P124">- If an action is triggered on Server B then a job is triggered on Server A <text:span text:style-name="T22">then Remote Build Trigger is helpful.</text:span></text:p>
      <text:p text:style-name="P124"><text:soft-page-break/>- <text:span text:style-name="T23">U can call the Build Trigger by some script, API or UI Button Click Event.</text:span></text:p>
      <text:p text:style-name="P124"/>
      <text:p text:style-name="P69"><text:span text:style-name="Teletype"><text:span text:style-name="T24">JENKINS_URL</text:span></text:span><text:span text:style-name="T90">/job/First%20Sample%20Job/build?token=</text:span><text:span text:style-name="Teletype"><text:span text:style-name="T24">TOKEN_NAME</text:span></text:span><text:span text:style-name="T90"> </text:span><text:span text:style-name="Teletype"><text:span text:style-name="T90"><text:s/></text:span></text:span></text:p>
      <text:p text:style-name="P70"><text:span text:style-name="Teletype"><text:span text:style-name="T92">JENKINS_URL(</text:span></text:span><text:a xlink:type="simple" xlink:href="http://134.122.28.225:8080/" text:style-name="Internet_20_link" text:visited-style-name="Visited_20_Internet_20_Link"><text:span text:style-name="Teletype"><text:span text:style-name="T92">http://134.122.28.225:8080/</text:span></text:span></text:a><text:span text:style-name="Teletype"><text:span text:style-name="T92">)</text:span></text:span></text:p>
      <text:p text:style-name="P70"><text:span text:style-name="Teletype"><text:span text:style-name="T90"/></text:span></text:p>
      <text:p text:style-name="P12"><text:span text:style-name="Teletype"><text:span text:style-name="T26">Archive Artifact In Jenkins</text:span></text:span></text:p>
      <text:p text:style-name="P12"><text:span text:style-name="Teletype"><text:span text:style-name="T84">IN Jenkins Server</text:span></text:span></text:p>
      <text:p text:style-name="P12"><text:span text:style-name="Teletype"><text:span text:style-name="T84">1. Build Tab</text:span></text:span></text:p>
      <text:p text:style-name="P14"><text:span text:style-name="Teletype"><text:span text:style-name="T85">2. Add post-build action</text:span></text:span></text:p>
      <text:p text:style-name="P12"><text:span text:style-name="Teletype"><text:span text:style-name="T85">3</text:span></text:span><text:span text:style-name="Teletype"><text:span text:style-name="T84">. Post-Build Actions </text:span></text:span><text:span text:style-name="Teletype"><text:span text:style-name="T86">(Invoke Top Level Maven Targets)</text:span></text:span></text:p>
      <text:p text:style-name="P13"><text:span text:style-name="Teletype"><text:span text:style-name="T87">4. </text:span></text:span><text:span text:style-name="Teletype"><text:span text:style-name="T85">F</text:span></text:span><text:span text:style-name="Teletype"><text:span text:style-name="T87">iles to archive – Enter **/*.jar Here ** means all the path available in your workspace</text:span></text:span></text:p>
      <text:p text:style-name="P15"><text:span text:style-name="Teletype"><text:span text:style-name="T88">5. **/* Will archive all artifacts.</text:span></text:span></text:p>
      <text:p text:style-name="P15"><text:span text:style-name="Teletype"><text:span text:style-name="T88"/></text:span></text:p>
      <text:p text:style-name="P16"><text:span text:style-name="Teletype"><text:span text:style-name="T27">Install &amp; Configure Tomcat in Staging Environment</text:span></text:span></text:p>
      <text:p text:style-name="P16"><text:span text:style-name="Teletype"><text:span text:style-name="T27"/></text:span></text:p>
      <text:p text:style-name="P17"><text:span text:style-name="Teletype"><text:span text:style-name="T28">Tomcat Installation on Server</text:span></text:span></text:p>
      <text:p text:style-name="P17"><text:span text:style-name="Teletype"><text:span text:style-name="T89"/></text:span></text:p>
      <text:p text:style-name="P17"><text:span text:style-name="Teletype"><text:span text:style-name="T89">1. sudo apt install unzip wget</text:span></text:span></text:p>
      <text:p text:style-name="P17"><text:span text:style-name="Teletype"><text:span text:style-name="T89">2. cd / tmp</text:span></text:span></text:p>
      <text:p text:style-name="P17"><text:span text:style-name="Teletype"><text:span text:style-name="T89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9">https://mirrors.estointernet.in/apache/tomcat/tomcat-8/v8.5.51/bin/apache-tomcat-8.5.51.zip</text:span></text:span></text:a></text:p>
      <text:p text:style-name="P17"><text:span text:style-name="Teletype"><text:span text:style-name="T89">4. unzip apache-tomcat-8.5.51.zip</text:span></text:span></text:p>
      <text:p text:style-name="P17"><text:span text:style-name="Teletype"><text:span text:style-name="T89">5. sudo mkdir -p /</text:span></text:span><text:span text:style-name="Teletype"><text:span text:style-name="T65">opt/tomcat</text:span></text:span></text:p>
      <text:p text:style-name="P18"><text:span text:style-name="Teletype"><text:span text:style-name="T66">6. sudo mv apache-tomcat-8.5.51 /opt/tomcat</text:span></text:span></text:p>
      <text:p text:style-name="P18"><text:span text:style-name="Teletype"><text:span text:style-name="T66"/></text:span></text:p>
      <text:p text:style-name="P19"><text:span text:style-name="Teletype"><text:span text:style-name="T33">Change tomcat server port</text:span></text:span></text:p>
      <text:p text:style-name="P19"><text:span text:style-name="Teletype"><text:span text:style-name="T67"/></text:span></text:p>
      <text:p text:style-name="P20"><text:span text:style-name="Teletype"><text:span text:style-name="T68">7. cd /opt/tomcat/</text:span></text:span></text:p>
      <text:p text:style-name="P21"><text:span text:style-name="Teletype"><text:span text:style-name="T69">8. cd apache-tomcat-8.5.51/</text:span></text:span></text:p>
      <text:p text:style-name="P22"><text:span text:style-name="Teletype"><text:span text:style-name="T70">9. cd conf</text:span></text:span></text:p>
      <text:p text:style-name="P22"><text:span text:style-name="Teletype"><text:span text:style-name="T70">10.</text:span></text:span><text:span text:style-name="Teletype"><text:span text:style-name="T71"> vi server.xml</text:span></text:span></text:p>
      <text:p text:style-name="P23"><text:span text:style-name="Teletype"><text:span text:style-name="T72">11. / connector (it will search)</text:span></text:span></text:p>
      <text:p text:style-name="P24"><text:span text:style-name="Teletype"><text:span text:style-name="T73">12. change 8080 to 9090 then use esc key and enter wq the press enter button.</text:span></text:span></text:p>
      <text:p text:style-name="P24"><text:span text:style-name="Teletype"><text:span text:style-name="T73">13. </text:span></text:span><text:span text:style-name="Teletype"><text:span text:style-name="T74">Go to bin directory.</text:span></text:span></text:p>
      <text:p text:style-name="P25"><text:span text:style-name="Teletype"><text:span text:style-name="T75">14. ls -la</text:span></text:span></text:p>
      <text:p text:style-name="P25"><text:span text:style-name="Teletype"><text:span text:style-name="T75">15. sudo chmod +x * (Set the executable permission to the <text:tab/>all scripts which are inside the current directory)</text:span></text:span></text:p>
      <text:p text:style-name="P26"><text:span text:style-name="Teletype"><text:span text:style-name="T76">16. ./startup.sh</text:span></text:span></text:p>
      <text:p text:style-name="P27"><text:span text:style-name="Teletype"><text:span text:style-name="T77">17. ./shutdown.sh</text:span></text:span></text:p>
      <text:p text:style-name="P28"><text:span text:style-name="Teletype"><text:span text:style-name="T78">18. cd conf</text:span></text:span></text:p>
      <text:p text:style-name="P28"><text:span text:style-name="Teletype"><text:span text:style-name="T78">18. vi tomcat-users.xml</text:span></text:span></text:p>
      <text:p text:style-name="P28"><text:span text:style-name="Teletype"><text:span text:style-name="T78"/></text:span></text:p>
      <text:p text:style-name="P28"><text:span text:style-name="Teletype"><text:span text:style-name="T34">Edit Rolls so that jenkins can use the credentials</text:span></text:span></text:p>
      <text:p text:style-name="P28"><text:span text:style-name="Teletype"><text:span text:style-name="T78"/></text:span></text:p>
      <text:p text:style-name="P28"><text:soft-page-break/><text:span text:style-name="Teletype"><text:span text:style-name="T78">19.roles = manager-script, admin-gui, password: tomcat, delete the end two lines</text:span></text:span></text:p>
      <text:p text:style-name="P29"><text:span text:style-name="Teletype"><text:span text:style-name="T79">20. shutdown and restart tomcat to apply the changes.</text:span></text:span></text:p>
      <text:p text:style-name="P29"><text:span text:style-name="Teletype"><text:span text:style-name="T25"/></text:span></text:p>
      <text:p text:style-name="P30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1"><text:span text:style-name="Teletype"><text:span text:style-name="T38">1. New Item</text:span></text:span></text:p>
      <text:p text:style-name="P128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43">)</text:span></text:span></text:p>
      <text:p text:style-name="P31"><text:span text:style-name="Teletype"><text:span text:style-name="T38">3. Free Style Project -&gt; Ok Button</text:span></text:span></text:p>
      <text:p text:style-name="P31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1"><text:span text:style-name="Teletype"><text:span text:style-name="T38">5. Sourcode Management - &gt; git</text:span></text:span></text:p>
      <text:p text:style-name="P31"><text:span text:style-name="Teletype"><text:span text:style-name="T38">6. Select Delete workspace before build starts in Build Environement.</text:span></text:span></text:p>
      <text:p text:style-name="P31"><text:span text:style-name="Teletype"><text:span text:style-name="T38">7. Add timestamps to the console output in Build Env.</text:span></text:span></text:p>
      <text:p text:style-name="P31"><text:span text:style-name="Teletype"><text:span text:style-name="T38">8. Add build step - &gt; Select Invoke top-level maven targets</text:span></text:span></text:p>
      <text:p text:style-name="P31"><text:span text:style-name="Teletype"><text:span text:style-name="T38">9. Goals - &gt;clean package</text:span></text:span></text:p>
      <text:p text:style-name="P31"><text:span text:style-name="Teletype"><text:span text:style-name="T38">10. Select Advanced and specify the path of pom.xml file.</text:span></text:span></text:p>
      <text:p text:style-name="P32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3"><text:span text:style-name="Teletype"><text:span text:style-name="T40">12. Enter **/*.war</text:span></text:span></text:p>
      <text:p text:style-name="P33"><text:span text:style-name="Teletype"><text:span text:style-name="T40">13. Build Now</text:span></text:span></text:p>
      <text:p text:style-name="P33"><text:span text:style-name="Teletype"><text:span text:style-name="T40"/></text:span></text:p>
      <text:p text:style-name="P33"><text:span text:style-name="Teletype"><text:span text:style-name="T40">1. Go to Mangage Jenkins</text:span></text:span></text:p>
      <text:p text:style-name="P33"><text:span text:style-name="Teletype"><text:span text:style-name="T40">2. Go to Manage Plugins</text:span></text:span></text:p>
      <text:p text:style-name="P33"><text:span text:style-name="Teletype"><text:span text:style-name="T40">3. Select Available</text:span></text:span></text:p>
      <text:p text:style-name="P33"><text:span text:style-name="Teletype"><text:span text:style-name="T40">4. Search for copy artifact</text:span></text:span></text:p>
      <text:p text:style-name="P33"><text:span text:style-name="Teletype"><text:span text:style-name="T40">5. Install </text:span></text:span><text:span text:style-name="Teletype"><text:span text:style-name="T41">without restart</text:span></text:span></text:p>
      <text:p text:style-name="P34"><text:span text:style-name="Teletype"><text:span text:style-name="T41">6. Install Deploy to container plugin</text:span></text:span></text:p>
      <text:p text:style-name="P35"><text:span text:style-name="Teletype"><text:span text:style-name="T42">7. Create a new job Deploy_application</text:span></text:span></text:p>
      <text:p text:style-name="P35"><text:span text:style-name="Teletype"><text:span text:style-name="T42">8. At Add build step select Copy artifacts from another project</text:span></text:span></text:p>
      <text:p text:style-name="P36"><text:span text:style-name="Teletype"><text:span text:style-name="T43">9. Enter the project name of previous project as <text:s/>Package_Application</text:span></text:span></text:p>
      <text:p text:style-name="P36"><text:span text:style-name="Teletype"><text:span text:style-name="T43">10. Check the Stable Build Option.</text:span></text:span></text:p>
      <text:p text:style-name="P36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7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8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9"><text:span text:style-name="Teletype"><text:span text:style-name="T47">14. </text:span></text:span><text:span text:style-name="Teletype"><text:span text:style-name="T48">Contextpath -&gt; /</text:span></text:span></text:p>
      <text:p text:style-name="P40"><text:span text:style-name="Teletype"><text:span text:style-name="T48">15. </text:span></text:span><text:span text:style-name="Teletype"><text:span text:style-name="T50">Add container -&gt; select Tomcat 8.x</text:span></text:span></text:p>
      <text:p text:style-name="P41"><text:span text:style-name="Teletype"><text:span text:style-name="T51">16. Add Credentials -&gt; Jenkins Credentials</text:span></text:span></text:p>
      <text:p text:style-name="P41"><text:span text:style-name="Teletype"><text:span text:style-name="T51">17. username and password -&gt; tomcat &amp; tomcat</text:span></text:span></text:p>
      <text:p text:style-name="P41"><text:span text:style-name="Teletype"><text:span text:style-name="T51">18. </text:span></text:span><text:span text:style-name="Teletype"><text:span text:style-name="T52">Now for credentials tomcat</text:span></text:span></text:p>
      <text:p text:style-name="P42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3"><text:span text:style-name="Teletype"><text:span text:style-name="T53">20. Click on save.</text:span></text:span></text:p>
      <text:p text:style-name="P43"><text:span text:style-name="Teletype"><text:span text:style-name="T53"/></text:span></text:p>
      <text:p text:style-name="P44"><text:span text:style-name="Teletype"><text:span text:style-name="T54">Make the jobs dependent on each other:</text:span></text:span></text:p>
      <text:p text:style-name="P44"><text:span text:style-name="Teletype"><text:span text:style-name="T54">1. Go to Package Application</text:span></text:span></text:p>
      <text:p text:style-name="P44"><text:span text:style-name="Teletype"><text:span text:style-name="T54">2. Selct Post Build-Actions</text:span></text:span></text:p>
      <text:p text:style-name="P44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5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6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7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8"><text:span text:style-name="Teletype"><text:span text:style-name="T60">7. Save</text:span></text:span></text:p>
      <text:p text:style-name="P48"><text:span text:style-name="Teletype"><text:span text:style-name="T60"/></text:span></text:p>
      <text:p text:style-name="P49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9"><text:span text:style-name="Teletype"><text:span text:style-name="T62"/></text:span></text:p>
      <text:p text:style-name="P50"><text:span text:style-name="Teletype"><text:span text:style-name="T32">Build Pipeline Plugin</text:span></text:span></text:p>
      <text:p text:style-name="P51"><text:span text:style-name="Teletype"><text:span text:style-name="T64">Install the Build Pipeline Plugin</text:span></text:span></text:p>
      <text:p text:style-name="P52"><text:span text:style-name="Teletype"><text:span text:style-name="T80">1. Click on + icon</text:span></text:span></text:p>
      <text:p text:style-name="P53"><text:span text:style-name="Teletype"><text:span text:style-name="T81">2. Enter View name</text:span></text:span></text:p>
      <text:p text:style-name="P52"><text:span text:style-name="Teletype"><text:span text:style-name="T81">3</text:span></text:span><text:span text:style-name="Teletype"><text:span text:style-name="T80">. Select Build Pipeline View.</text:span></text:span></text:p>
      <text:p text:style-name="P52"><text:span text:style-name="Teletype"><text:span text:style-name="T81">4</text:span></text:span><text:span text:style-name="Teletype"><text:span text:style-name="T80">. </text:span></text:span><text:span text:style-name="Teletype"><text:span text:style-name="T82">Enter some Build Pipeline View Title</text:span></text:span></text:p>
      <text:p text:style-name="P54"><text:span text:style-name="Teletype"><text:span text:style-name="T82">5. Select Initial Job – Package_Application</text:span></text:span></text:p>
      <text:p text:style-name="P54"><text:span text:style-name="Teletype"><text:span text:style-name="T82">6. Click on Ok</text:span></text:span></text:p>
      <text:p text:style-name="P54"><text:span text:style-name="Teletype"><text:span text:style-name="T82"/></text:span></text:p>
      <text:p text:style-name="P55"><text:span text:style-name="Teletype"><text:span text:style-name="T36">Deploy to Production</text:span></text:span></text:p>
      <text:p text:style-name="P56"><text:span text:style-name="Teletype"><text:span text:style-name="T83">1. cp </text:span></text:span><text:span text:style-name="Teletype"><text:span text:style-name="T93">-r apache-tomcat-8.5.</text:span></text:span><text:span text:style-name="Teletype"><text:span text:style-name="T101">51</text:span></text:span><text:span text:style-name="Teletype"><text:span text:style-name="T93"> / apache-tomcat-8.5.</text:span></text:span><text:span text:style-name="Teletype"><text:span text:style-name="T101">51</text:span></text:span><text:span text:style-name="Teletype"><text:span text:style-name="T93">-prod/</text:span></text:span></text:p>
      <text:p text:style-name="P57"><text:span text:style-name="Teletype"><text:span text:style-name="T94">2. cd </text:span></text:span><text:span text:style-name="Teletype"><text:span text:style-name="T93"><text:s/>apache-tomcat-8.5.</text:span></text:span><text:span text:style-name="Teletype"><text:span text:style-name="T101">51</text:span></text:span><text:span text:style-name="Teletype"><text:span text:style-name="T93">-prod/</text:span></text:span><text:span text:style-name="Teletype"><text:span text:style-name="T94">conf</text:span></text:span></text:p>
      <text:p text:style-name="P57"><text:span text:style-name="Teletype"><text:span text:style-name="T94">3. vi server.xml</text:span></text:span></text:p>
      <text:p text:style-name="P57"><text:span text:style-name="Teletype"><text:span text:style-name="T94">4. </text:span></text:span><text:span text:style-name="Teletype"><text:span text:style-name="T95">Edit the port to 9091 </text:span></text:span><text:span text:style-name="Teletype"><text:span text:style-name="T96">from 9090 </text:span></text:span><text:span text:style-name="Teletype"><text:span text:style-name="T97">of previous tomcat configuration file</text:span></text:span></text:p>
      <text:p text:style-name="P58"><text:span text:style-name="Teletype"><text:span text:style-name="T98">5. start the server in staging eve bin/startup.sh</text:span></text:span></text:p>
      <text:p text:style-name="P58"><text:span text:style-name="Teletype"><text:span text:style-name="T98">6. to see logs enter the command -</text:span></text:span><text:span text:style-name="Teletype"><text:span text:style-name="T100">&gt;</text:span></text:span><text:span text:style-name="Teletype"><text:span text:style-name="T98">tail -f apache-tomcat-8.5.</text:span></text:span><text:span text:style-name="Teletype"><text:span text:style-name="T101">51-</text:span></text:span><text:span text:style-name="Teletype"><text:span text:style-name="T102">prod</text:span></text:span><text:span text:style-name="Teletype"><text:span text:style-name="T98">/logs/catalina.out </text:span></text:span><text:span text:style-name="Teletype"><text:span text:style-name="T99">and the command directory should opt/tomcat/</text:span></text:span></text:p>
      <text:p text:style-name="P58"><text:span text:style-name="Teletype"><text:span text:style-name="T99"/></text:span></text:p>
      <text:p text:style-name="P59"><text:span text:style-name="Teletype"><text:span text:style-name="T103">1. Create a new item</text:span></text:span></text:p>
      <text:p text:style-name="P59"><text:span text:style-name="Teletype"><text:span text:style-name="T103">2. Enter an item name (Deploy_Application_Prod_Env)</text:span></text:span></text:p>
      <text:p text:style-name="P59"><text:span text:style-name="Teletype"><text:span text:style-name="T103">3. This will deploy Java Tomcat Application in Production.</text:span></text:span></text:p>
      <text:p text:style-name="P59"><text:span text:style-name="Teletype"><text:span text:style-name="T103">4. Discard Code builds 5 and 5.</text:span></text:span></text:p>
      <text:p text:style-name="P59"><text:span text:style-name="Teletype"><text:span text:style-name="T103">5. Delete Workspace before build starts and Add time stamps in Build Env.</text:span></text:span></text:p>
      <text:p text:style-name="P59"><text:span text:style-name="Teletype"><text:span text:style-name="T103">6. In Build Select Add build step and select Copy artifact from other project.</text:span></text:span></text:p>
      <text:p text:style-name="P59"><text:span text:style-name="Teletype"><text:span text:style-name="T103">7. Project Name -&gt; Package Application</text:span></text:span></text:p>
      <text:p text:style-name="P59"><text:span text:style-name="Teletype"><text:span text:style-name="T103">8. Select Stable Build.</text:span></text:span></text:p>
      <text:p text:style-name="P59"><text:span text:style-name="Teletype"><text:span text:style-name="T103">9. Artificats to copy <text:s/>-&gt; **/*.war</text:span></text:span></text:p>
      <text:p text:style-name="P63"><text:span text:style-name="Teletype"><text:span text:style-name="T110">10. Click on Post-Build-Actions and select Deploy war/ear to a container</text:span></text:span></text:p>
      <text:p text:style-name="P63"><text:span text:style-name="Teletype"><text:span text:style-name="T110">11. Enter **/*.war</text:span></text:span></text:p>
      <text:p text:style-name="P63"><text:span text:style-name="Teletype"><text:span text:style-name="T110">12. Context path -&gt; /</text:span></text:span></text:p>
      <text:p text:style-name="P63"><text:span text:style-name="Teletype"><text:span text:style-name="T110">13. </text:span></text:span><text:span text:style-name="Teletype"><text:span text:style-name="T112">Click Add Container and </text:span></text:span><text:span text:style-name="Teletype"><text:span text:style-name="T110">Choose the credentials tomcat.</text:span></text:span></text:p>
      <text:p text:style-name="P63"><text:span text:style-name="Teletype"><text:span text:style-name="T110">14. Enter the tomcat url -&gt; http://134.122.28.225:8081/</text:span></text:span></text:p>
      <text:p text:style-name="P59"><text:span text:style-name="Teletype"><text:span text:style-name="T103">1</text:span></text:span><text:span text:style-name="Teletype"><text:span text:style-name="T111">5</text:span></text:span><text:span text:style-name="Teletype"><text:span text:style-name="T103">. </text:span></text:span><text:span text:style-name="Teletype"><text:span text:style-name="T104">Click on save.</text:span></text:span></text:p>
      <text:p text:style-name="P59"><text:span text:style-name="Teletype"><text:span text:style-name="T104"/></text:span></text:p>
      <text:p text:style-name="P59"><text:span text:style-name="Teletype"><text:span text:style-name="T104"/></text:span></text:p>
      <text:p text:style-name="P60"><text:span text:style-name="Teletype"><text:span text:style-name="T105">1. Go to <text:s/></text:span></text:span><text:span text:style-name="Teletype"><text:span text:style-name="T107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105"> Configuration file</text:span></text:span></text:p>
      <text:p text:style-name="P60"><text:span text:style-name="Teletype"><text:span text:style-name="T106">2. Go to Post-build Actions</text:span></text:span></text:p>
      <text:p text:style-name="P60"><text:span text:style-name="Teletype"><text:span text:style-name="T106">3. Click Add post-build actions and select </text:span></text:span><text:span text:style-name="Teletype"><text:span text:style-name="T129">Build other projects (Manual Step)</text:span></text:span></text:p>
      <text:p text:style-name="P61"><text:soft-page-break/><text:span text:style-name="Teletype"><text:span text:style-name="T108">4. </text:span></text:span><text:span text:style-name="Teletype"><text:span text:style-name="T109">Enter the downstream project Deploy_Application_Prod_Env</text:span></text:span></text:p>
      <text:p text:style-name="P62"><text:span text:style-name="Teletype"><text:span text:style-name="T109">5. Click on save.</text:span></text:span></text:p>
      <text:p text:style-name="P62"><text:span text:style-name="Teletype"><text:span text:style-name="T109"/></text:span></text:p>
      <text:p text:style-name="P64"><text:span text:style-name="Teletype"><text:span text:style-name="T130">Infrastructuer As Code:</text:span></text:span><text:span text:style-name="Teletype"><text:span text:style-name="T131"> </text:span></text:span></text:p>
      <text:p text:style-name="P75"><text:span text:style-name="Teletype"><text:span text:style-name="T132">Coding the jenkins job is called as Infrastructure as code instead of manually configuring them.</text:span></text:span></text:p>
      <text:p text:style-name="P78"><text:span text:style-name="Teletype"><text:span text:style-name="T161"/></text:span></text:p>
      <text:p text:style-name="P77"><text:span text:style-name="Teletype"><text:span text:style-name="T162">Introduction to Jenkins Job DSL:</text:span></text:span></text:p>
      <text:p text:style-name="P79"><text:span text:style-name="Teletype"><text:span text:style-name="T133">DSL stands for Domain Specific Language.</text:span></text:span></text:p>
      <text:p text:style-name="P80"><text:span text:style-name="Teletype"><text:span text:style-name="T134">1. Go to Manage Plugins.</text:span></text:span></text:p>
      <text:p text:style-name="P80"><text:span text:style-name="Teletype"><text:span text:style-name="T134">2. Search for Job DSL</text:span></text:span></text:p>
      <text:p text:style-name="P81"><text:span text:style-name="Teletype"><text:span text:style-name="T135">3. Install Job DSL.</text:span></text:span></text:p>
      <text:p text:style-name="P81"><text:span text:style-name="Teletype"><text:span text:style-name="T135"/></text:span></text:p>
      <text:p text:style-name="P65"><text:span text:style-name="Teletype"><text:span text:style-name="T109"/></text:span></text:p>
      <text:p text:style-name="P82"><text:span text:style-name="Teletype"><text:span text:style-name="T163">Demo: Jenkins Job </text:span></text:span><text:span text:style-name="Teletype"><text:span text:style-name="T162">DSL </text:span></text:span><text:span text:style-name="Teletype"><text:span text:style-name="T163">with Maven Project</text:span></text:span></text:p>
      <text:p text:style-name="P89"><text:span text:style-name="Teletype"><text:span text:style-name="T145">1. Write the infrastructure code in MavenProjectDSL.groovy</text:span></text:span></text:p>
      <text:p text:style-name="P83"><text:span text:style-name="Teletype"><text:span text:style-name="T136">For jenkins </text:span></text:span><text:span text:style-name="Teletype"><text:span text:style-name="T137">naming convention</text:span></text:span><text:span text:style-name="Teletype"><text:span text:style-name="T136"> refer: </text:span></text:span><text:a xlink:type="simple" xlink:href="http://jenkinsci.github.io/job-dsl-plugin/#path/job/" text:style-name="Internet_20_link" text:visited-style-name="Visited_20_Internet_20_Link"><text:span text:style-name="Teletype"><text:span text:style-name="T136">http://jenkinsci.github.io/job-dsl-plugin/#path/job/</text:span></text:span></text:a></text:p>
      <text:p text:style-name="P83"><text:span text:style-name="Teletype"><text:span text:style-name="T136"/></text:span></text:p>
      <text:p text:style-name="P84"><text:span text:style-name="Teletype"><text:span text:style-name="T138">1. New Item</text:span></text:span></text:p>
      <text:p text:style-name="P84"><text:span text:style-name="Teletype"><text:span text:style-name="T138">2. Item Name -&gt; Maven_Seed_Job</text:span></text:span></text:p>
      <text:p text:style-name="P84"><text:span text:style-name="Teletype"><text:span text:style-name="T138">3. Freestyle Project.</text:span></text:span></text:p>
      <text:p text:style-name="P84"><text:span text:style-name="Teletype"><text:span text:style-name="T138">4. Click Ok Button.</text:span></text:span></text:p>
      <text:p text:style-name="P85"><text:span text:style-name="Teletype"><text:span text:style-name="T139">5. Source Code Mgmt - &gt; Selct Git.</text:span></text:span></text:p>
      <text:p text:style-name="P85"><text:span text:style-name="Teletype"><text:span text:style-name="T139">6. Copy Paste the Repository Url </text:span></text:span><text:span text:style-name="Teletype"><text:span text:style-name="T146">of the DSL file</text:span></text:span><text:span text:style-name="Teletype"><text:span text:style-name="T139">.</text:span></text:span></text:p>
      <text:p text:style-name="P85"><text:span text:style-name="Teletype"><text:span text:style-name="T139">7. </text:span></text:span><text:span text:style-name="Teletype"><text:span text:style-name="T140">In Build Options select Process Job DSL’s</text:span></text:span></text:p>
      <text:p text:style-name="P86"><text:span text:style-name="Teletype"><text:span text:style-name="T140">8. Copy paste the DSL Script path </text:span></text:span><text:span text:style-name="Teletype"><text:span text:style-name="T147">in DSL Scripts field. </text:span></text:span><text:span text:style-name="Teletype"><text:span text:style-name="T148">(MavenProjectDSL.groovy )</text:span></text:span></text:p>
      <text:p text:style-name="P86"><text:span text:style-name="Teletype"><text:span text:style-name="T140">9. </text:span></text:span><text:span text:style-name="Teletype"><text:span text:style-name="T141">Save.</text:span></text:span></text:p>
      <text:p text:style-name="P87"><text:span text:style-name="Teletype"><text:span text:style-name="T142">10. Go for build now. </text:span></text:span><text:span text:style-name="Teletype"><text:span text:style-name="T143">U will get an error to approve the script.</text:span></text:span></text:p>
      <text:p text:style-name="P88"><text:span text:style-name="Teletype"><text:span text:style-name="T143">11. Go to manage jenkins</text:span></text:span></text:p>
      <text:p text:style-name="P88"><text:span text:style-name="Teletype"><text:span text:style-name="T143">12. Go to In-Process Script Approal.</text:span></text:span></text:p>
      <text:p text:style-name="P88"><text:span text:style-name="Teletype"><text:span text:style-name="T143">13. Approve the script. </text:span></text:span><text:span text:style-name="Teletype"><text:span text:style-name="T144">And again build.</text:span></text:span></text:p>
      <text:p text:style-name="P88"><text:span text:style-name="Teletype"><text:span text:style-name="T144"/></text:span></text:p>
      <text:p text:style-name="P90"><text:span text:style-name="Teletype"><text:span text:style-name="T164">Demo Code Pipeline</text:span></text:span></text:p>
      <text:p text:style-name="P90"><text:span text:style-name="Teletype"><text:span text:style-name="T149">Create a new view</text:span></text:span></text:p>
      <text:p text:style-name="P90"><text:span text:style-name="Teletype"><text:span text:style-name="T149">1. View name (CodePipeline)</text:span></text:span></text:p>
      <text:p text:style-name="P90"><text:span text:style-name="Teletype"><text:span text:style-name="T149">2. Select Pipeline View.</text:span></text:span></text:p>
      <text:p text:style-name="P90"><text:span text:style-name="Teletype"><text:span text:style-name="T149">3. Ok</text:span></text:span></text:p>
      <text:p text:style-name="P90"><text:span text:style-name="Teletype"><text:span text:style-name="T149"/></text:span></text:p>
      <text:p text:style-name="P91"><text:span text:style-name="Teletype"><text:span text:style-name="T150">1. Create New Item</text:span></text:span></text:p>
      <text:p text:style-name="P91"><text:span text:style-name="Teletype"><text:span text:style-name="T150">2. Enter name (SampleCodePipeline)</text:span></text:span></text:p>
      <text:p text:style-name="P91"><text:span text:style-name="Teletype"><text:span text:style-name="T150">3. Select Pipeline</text:span></text:span></text:p>
      <text:p text:style-name="P91"><text:span text:style-name="Teletype"><text:span text:style-name="T150">4. </text:span></text:span><text:span text:style-name="Teletype"><text:span text:style-name="T151">Ok</text:span></text:span></text:p>
      <text:p text:style-name="P92"><text:span text:style-name="Teletype"><text:span text:style-name="T152">5. Description – This is the first and sample pipeline job.</text:span></text:span></text:p>
      <text:p text:style-name="P92"><text:soft-page-break/><text:span text:style-name="Teletype"><text:span text:style-name="T152">6. </text:span></text:span><text:span text:style-name="Teletype"><text:span text:style-name="T153">U can copy and paste the pipeline script in th Pipleline section. <text:s/></text:span></text:span><text:span text:style-name="Teletype"><text:span text:style-name="T154">Or select Pipline script from SCM.</text:span></text:span></text:p>
      <text:p text:style-name="P93"><text:span text:style-name="Teletype"><text:span text:style-name="T155">7. </text:span></text:span><text:span text:style-name="Teletype"><text:span text:style-name="T156">Select git and copy past the url of git project.</text:span></text:span></text:p>
      <text:p text:style-name="P94"><text:span text:style-name="Teletype"><text:span text:style-name="T156">8. Define the file name in the script path (Jenkinsfile)</text:span></text:span></text:p>
      <text:p text:style-name="P94"><text:span text:style-name="Teletype"><text:span text:style-name="T156">9. Save</text:span></text:span></text:p>
      <text:p text:style-name="P58"><text:span text:style-name="Teletype"><text:span text:style-name="T99"/></text:span></text:p>
      <text:p text:style-name="P56"><text:span text:style-name="Teletype"><text:span text:style-name="T93"/></text:span></text:p>
      <text:p text:style-name="P95"><text:span text:style-name="Teletype"><text:span text:style-name="T165">Automate Existing Maven Project </text:span></text:span><text:span text:style-name="Teletype"><text:span text:style-name="T164">Pipeline</text:span></text:span></text:p>
      <text:p text:style-name="P96"><text:span text:style-name="Teletype"><text:span text:style-name="T157">1. Inside Tomcat Application View</text:span></text:span></text:p>
      <text:p text:style-name="P96"><text:span text:style-name="Teletype"><text:span text:style-name="T157">2. Create a new Item</text:span></text:span></text:p>
      <text:p text:style-name="P96"><text:span text:style-name="Teletype"><text:span text:style-name="T157">3. Select Pipeline</text:span></text:span></text:p>
      <text:p text:style-name="P97"><text:span text:style-name="Teletype"><text:span text:style-name="T158">4. Description( This is Code Pipeline Job to Package the Maven Project)</text:span></text:span></text:p>
      <text:p text:style-name="P97"><text:span text:style-name="Teletype"><text:span text:style-name="T158">5. </text:span></text:span><text:span text:style-name="Teletype"><text:span text:style-name="T159">Select Discard Old Builds 5 5</text:span></text:span></text:p>
      <text:p text:style-name="P98"><text:span text:style-name="Teletype"><text:span text:style-name="T159">6. In Pipeline select Pipelinescript from SCM</text:span></text:span></text:p>
      <text:p text:style-name="P98"><text:span text:style-name="Teletype"><text:span text:style-name="T159">7. </text:span></text:span><text:span text:style-name="Teletype"><text:span text:style-name="T160">Select Git and copy paste the repository URL</text:span></text:span></text:p>
      <text:p text:style-name="P129"><text:span text:style-name="Teletype"><text:span text:style-name="T114">8. </text:span></text:span><text:span text:style-name="Teletype"><text:span text:style-name="T115">Paste the path as </text:span></text:span><text:span text:style-name="Teletype"><text:span text:style-name="Strong_20_Emphasis"><text:span text:style-name="T166">java-tomcat-sample</text:span></text:span></text:span><text:span text:style-name="Teletype"><text:span text:style-name="T115">/Jenkinsfile for script path</text:span></text:span></text:p>
      <text:p text:style-name="P130"><text:span text:style-name="Teletype"><text:span text:style-name="T115">9. </text:span></text:span><text:span text:style-name="Teletype"><text:span text:style-name="T116">Build Now.</text:span></text:span></text:p>
      <text:p text:style-name="P131"><text:span text:style-name="Teletype"><text:span text:style-name="T117">10. We got an error as “The goal you specified requires a project to execute but there is no POM in this directory (/var/lib/jenkins/workspace/Package Application Code Pipeline). Please verify you invoked Maven from the correct directory.</text:span></text:span></text:p>
      <text:p text:style-name="P131"><text:span text:style-name="Teletype"><text:span text:style-name="T117">“</text:span></text:span></text:p>
      <text:p text:style-name="P131"><text:span text:style-name="Teletype"><text:span text:style-name="T117">11. </text:span></text:span><text:span text:style-name="Teletype"><text:span text:style-name="T118">Hence we need to define the complete path of pom.xml in the Jenkins file.</text:span></text:span></text:p>
      <text:p text:style-name="P132"><text:span text:style-name="Teletype"><text:span text:style-name="T119">12. sh 'mvn -f java-tomcat-sample/pom.xml clean package'</text:span></text:span></text:p>
      <text:p text:style-name="P133"><text:span text:style-name="Teletype"><text:span text:style-name="T120">13. Build Now.</text:span></text:span></text:p>
      <text:p text:style-name="P133"><text:span text:style-name="Teletype"><text:span text:style-name="T120"/></text:span></text:p>
      <text:p text:style-name="P134"><text:span text:style-name="Teletype"><text:span text:style-name="T121">Now configure the Deploy Application Staging and Prod Env jobs according to the Packaging Application Code Pipeline.</text:span></text:span></text:p>
      <text:p text:style-name="P134"><text:span text:style-name="Teletype"><text:span text:style-name="T121">1. </text:span></text:span><text:span text:style-name="Teletype"><text:span text:style-name="T122">Go to Deploy_Application_Staging and click on configure.</text:span></text:span></text:p>
      <text:p text:style-name="P135"><text:span text:style-name="Teletype"><text:span text:style-name="T122">2. Go to Build and change the existing project of Package Application to </text:span></text:span><text:a xlink:type="simple" xlink:href="http://134.122.28.225:8080/view/Tomcat%20Application/job/Package%20Application%20Code%20Pipeline/" text:style-name="Internet_20_link" text:visited-style-name="Visited_20_Internet_20_Link"><text:span text:style-name="Teletype"><text:span text:style-name="T122">Package Application Code Pipeline</text:span></text:span></text:a></text:p>
      <text:p text:style-name="P135"><text:span text:style-name="Teletype"><text:span text:style-name="T122">3. Delete the post build actions configuration of Deploy_Application_Prod_Env.</text:span></text:span></text:p>
      <text:p text:style-name="P136"><text:span text:style-name="Teletype"><text:span text:style-name="T123">We will handle this in the Jenkinsfile.</text:span></text:span></text:p>
      <text:p text:style-name="P137"><text:span text:style-name="Teletype"><text:span text:style-name="T124">4. Save the job.</text:span></text:span></text:p>
      <text:p text:style-name="P137"><text:span text:style-name="Teletype"><text:span text:style-name="T124"/></text:span></text:p>
      <text:p text:style-name="P138"><text:span text:style-name="Teletype"><text:span text:style-name="T125">Modify the same thing in the production environment.</text:span></text:span></text:p>
      <text:p text:style-name="P138"><text:span text:style-name="Teletype"><text:span text:style-name="T125">1. Go to Deploy_Application_Production and click on configure.</text:span></text:span></text:p>
      <text:p text:style-name="P139"><text:span text:style-name="Teletype"><text:span text:style-name="T125">2. </text:span></text:span><text:span text:style-name="Teletype"><text:span text:style-name="T122"><text:s/>Go to Build and change the existing project of Package Application to </text:span></text:span><text:a xlink:type="simple" xlink:href="http://134.122.28.225:8080/view/Tomcat%20Application/job/Package%20Application%20Code%20Pipeline/" text:style-name="Internet_20_link" text:visited-style-name="Visited_20_Internet_20_Link"><text:span text:style-name="Teletype"><text:span text:style-name="T122">Package Application Code Pipeline</text:span></text:span></text:a></text:p>
      <text:p text:style-name="P139"><text:span text:style-name="Teletype"><text:span text:style-name="T126">3. </text:span></text:span><text:span text:style-name="Teletype"><text:span text:style-name="T127">Save the job.</text:span></text:span></text:p>
      <text:p text:style-name="P140"><text:span text:style-name="Teletype"><text:span text:style-name="T128">4. Now modify the Jenkins file and add the starge to deploy the staging env.</text:span></text:span></text:p>
      <text:p text:style-name="P95"><text:span text:style-name="Teletype"><text:span text:style-name="T113"/></text:span></text:p>
      <text:p text:style-name="P50"><text:span text:style-name="Teletype"><text:span text:style-name="T63"/></text:span></text:p>
      <text:p text:style-name="P46"><text:span text:style-name="Teletype"><text:span text:style-name="T56"/></text:span></text:p>
      <text:p text:style-name="P30"><text:span text:style-name="Teletype"><text:span text:style-name="T29"/></text:span></text:p>
      <text:p text:style-name="P69"/>
      <text:p text:style-name="P8"><text:soft-page-break/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8T21:46:03.340604293</dc:date>
    <meta:editing-duration>PT12H9M34S</meta:editing-duration>
    <meta:editing-cycles>216</meta:editing-cycles>
    <meta:generator>LibreOffice/6.0.7.3$Linux_X86_64 LibreOffice_project/00m0$Build-3</meta:generator>
    <meta:document-statistic meta:table-count="0" meta:image-count="0" meta:object-count="0" meta:page-count="8" meta:paragraph-count="236" meta:word-count="1678" meta:character-count="10203" meta:non-whitespace-character-count="8735"/>
  </office:meta>
</office:document-meta>
</file>